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E0000001E38163DFBDB7182C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Roboto" svg:font-family="Roboto"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cm"/>
    </style:style>
    <style:style style:name="co2" style:family="table-column">
      <style:table-column-properties fo:break-before="auto" style:column-width="11.811cm"/>
    </style:style>
    <style:style style:name="co3" style:family="table-column">
      <style:table-column-properties fo:break-before="auto" style:column-width="3.588cm"/>
    </style:style>
    <style:style style:name="co4" style:family="table-column">
      <style:table-column-properties fo:break-before="auto" style:column-width="2.251cm"/>
    </style:style>
    <style:style style:name="co5" style:family="table-column">
      <style:table-column-properties fo:break-before="auto" style:column-width="1.304cm"/>
    </style:style>
    <style:style style:name="co6" style:family="table-column">
      <style:table-column-properties fo:break-before="auto" style:column-width="0.813cm"/>
    </style:style>
    <style:style style:name="co7" style:family="table-column">
      <style:table-column-properties fo:break-before="auto" style:column-width="10.049cm"/>
    </style:style>
    <style:style style:name="co8" style:family="table-column">
      <style:table-column-properties fo:break-before="auto" style:column-width="0.422cm"/>
    </style:style>
    <style:style style:name="co9" style:family="table-column">
      <style:table-column-properties fo:break-before="auto" style:column-width="2.379cm"/>
    </style:style>
    <style:style style:name="co10" style:family="table-column">
      <style:table-column-properties fo:break-before="auto" style:column-width="1.792cm"/>
    </style:style>
    <style:style style:name="co11" style:family="table-column">
      <style:table-column-properties fo:break-before="auto" style:column-width="1.727cm"/>
    </style:style>
    <style:style style:name="co12" style:family="table-column">
      <style:table-column-properties fo:break-before="auto" style:column-width="3.425cm"/>
    </style:style>
    <style:style style:name="co13" style:family="table-column">
      <style:table-column-properties fo:break-before="auto" style:column-width="3.784cm"/>
    </style:style>
    <style:style style:name="co14" style:family="table-column">
      <style:table-column-properties fo:break-before="auto" style:column-width="1.076cm"/>
    </style:style>
    <style:style style:name="co15" style:family="table-column">
      <style:table-column-properties fo:break-before="auto" style:column-width="0.912cm"/>
    </style:style>
    <style:style style:name="co16" style:family="table-column">
      <style:table-column-properties fo:break-before="auto" style:column-width="1.108cm"/>
    </style:style>
    <style:style style:name="ro1" style:family="table-row">
      <style:table-row-properties style:row-height="0.741cm" fo:break-before="auto" style:use-optimal-row-height="true"/>
    </style:style>
    <style:style style:name="ro2" style:family="table-row">
      <style:table-row-properties style:row-height="0.335cm" fo:break-before="auto" style:use-optimal-row-height="false"/>
    </style:style>
    <style:style style:name="ro3" style:family="table-row">
      <style:table-row-properties style:row-height="0.864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32cm" fo:break-before="auto" style:use-optimal-row-height="false"/>
    </style:style>
    <style:style style:name="ro9" style:family="table-row">
      <style:table-row-properties style:row-height="0.494cm" fo:break-before="auto" style:use-optimal-row-height="true"/>
    </style:style>
    <style:style style:name="ro10" style:family="table-row">
      <style:table-row-properties style:row-height="0.847cm" fo:break-before="auto" style:use-optimal-row-height="false"/>
    </style:style>
    <style:style style:name="ro11" style:family="table-row">
      <style:table-row-properties style:row-height="0.459cm" fo:break-before="auto" style:use-optimal-row-height="true"/>
    </style:style>
    <style:style style:name="ro12" style:family="table-row">
      <style:table-row-properties style:row-height="0.423cm" fo:break-before="auto" style:use-optimal-row-height="false"/>
    </style:style>
    <style:style style:name="ro13" style:family="table-row">
      <style:table-row-properties style:row-height="0.529cm" fo:break-before="auto" style:use-optimal-row-height="false"/>
    </style:style>
    <style:style style:name="ro14" style:family="table-row">
      <style:table-row-properties style:row-height="0.423cm" fo:break-before="auto" style:use-optimal-row-height="tru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 style:family="table-cell" style:parent-style-name="Default">
      <style:table-cell-properties style:cell-protect="protected" style:print-content="true" fo:padding="0.071cm"/>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cell-protect="protected" style:print-content="true" fo:padding="0.071cm"/>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071cm"/>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071cm" fo:border-right="none"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33" style:family="table-cell" style:parent-style-name="Default">
      <style:table-cell-properties style:cell-protect="protected" style:print-content="true" style:diagonal-bl-tr="none" style:diagonal-tl-br="none" fo:border="none" fo:padding="0.071c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071c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f6f6f7"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9"/>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9"/>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071c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51" style:family="table-cell" style:parent-style-name="Default">
      <style:table-cell-properties style:cell-protect="none" style:print-content="true" style:diagonal-bl-tr="none" style:diagonal-tl-br="none" fo:border="none" fo:padding="0.071cm" style:rotation-align="none"/>
    </style:style>
    <style:style style:name="ce52" style:family="table-cell" style:parent-style-name="Default">
      <style:table-cell-properties fo:background-color="#333333" style:cell-protect="none"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f6f6f7"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071c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66" style:family="table-cell" style:parent-style-name="Default">
      <style:table-cell-properties style:cell-protect="protected"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071cm" style:rotation-align="none"/>
    </style:style>
    <style:style style:name="ce82"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071cm" style:rotation-align="none"/>
    </style:style>
    <style:style style:name="ce8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padding="0.071cm"/>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7" style:family="table-cell" style:parent-style-name="Default">
      <style:table-cell-properties style:cell-protect="protected" style:print-content="true" style:diagonal-bl-tr="none" style:diagonal-tl-br="none" fo:background-color="transparent" fo:border="none" fo:padding="0.071cm"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5" style:family="table-cell" style:parent-style-name="Default">
      <style:table-cell-properties style:diagonal-bl-tr="none" style:diagonal-tl-br="none" fo:border="none" fo:padding="0.071cm" style:rotation-align="non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diagonal-bl-tr="none" style:diagonal-tl-br="none" fo:border="none" fo:padding="0.071cm" style:rotation-align="none"/>
    </style:style>
    <style:style style:name="ce107"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1"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Default" style:data-style-name="N1">
      <style:table-cell-properties fo:padding="0.071cm"/>
    </style:style>
    <style:style style:name="ce1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gr1" style:family="graphic">
      <style:graphic-properties draw:stroke="none" draw:fill="none" draw:fill-color="#f6f6f7" draw:textarea-horizontal-align="justify"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P1" style:family="paragraph">
      <loext:graphic-properties draw:fill="none" draw:fill-color="#f6f6f7"/>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235"/>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235"/>
        </table:table-row>
        <table:table-row table:style-name="ro3">
          <table:table-cell table:style-name="ce3" office:value-type="string" calcext:value-type="string" table:number-columns-spanned="2" table:number-rows-spanned="1">
            <text:p>Mumavi del grupo DIU2</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235"/>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235"/>
        </table:table-row>
        <table:table-row table:style-name="ro4">
          <table:table-cell>
            <draw:frame draw:z-index="0" draw:name="Picture 102" draw:style-name="gr1" draw:text-style-name="P1" svg:width="0.621cm" svg:height="0.633cm" svg:x="0.098cm" svg:y="0.213cm">
              <draw:image xlink:href="Pictures/100000000000001E0000001E38163DFBDB7182CE.png" xlink:type="simple" xlink:show="embed" xlink:actuate="onLoad" loext:mime-type="image/png">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71" table:number-columns-repeated="3"/>
          <table:table-cell table:style-name="ce84"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235"/>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71" table:number-columns-repeated="3"/>
          <table:table-cell table:style-name="ce84"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235"/>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71" office:value-type="string" calcext:value-type="string" table:number-columns-spanned="1" table:number-rows-spanned="2">
            <text:p>Weighting </text:p>
            <text:p>(out of 5)</text:p>
          </table:table-cell>
          <table:table-cell table:style-name="ce71" office:value-type="string" calcext:value-type="string" table:number-columns-spanned="1" table:number-rows-spanned="2">
            <text:p>Weighting ratio</text:p>
          </table:table-cell>
          <table:table-cell table:style-name="ce71" office:value-type="string" calcext:value-type="string" table:number-columns-spanned="1" table:number-rows-spanned="2">
            <text:p>Rating</text:p>
            <text:p>(0 - 5)</text:p>
          </table:table-cell>
          <table:table-cell table:style-name="ce84" office:value-type="string" calcext:value-type="string" table:number-columns-spanned="1" table:number-rows-spanned="2">
            <text:p>Score</text:p>
          </table:table-cell>
          <table:table-cell table:style-name="ce84"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235"/>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
          <table:table-cell table:style-name="ce91"/>
          <table:table-cell table:style-name="ce99"/>
          <table:table-cell table:style-name="ce102"/>
          <table:table-cell table:style-name="ce99" table:number-columns-repeated="3"/>
          <table:table-cell table:style-name="ce93"/>
          <table:table-cell table:number-columns-repeated="235"/>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9]/[.K49]" office:value-type="percentage" office:value="0.6" calcext:value-type="percentage">
            <text:p>60%</text:p>
          </table:table-cell>
          <table:table-cell table:style-name="ce82" table:formula="of:=VLOOKUP([.D9];[.Q1:.R9];2;FALSE())" office:value-type="float" office:value="5" calcext:value-type="float">
            <text:p>5</text:p>
          </table:table-cell>
          <table:table-cell table:style-name="ce82" table:formula="of:=[.M9]*[.L9]" office:value-type="float" office:value="3" calcext:value-type="float">
            <text:p>3</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235"/>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Tan clara que han hecho una tabla comparativa con las características comunes o que esperan que este tipo de páginas tengan</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text:p>
          </table:table-cell>
          <table:table-cell table:style-name="ce82" table:formula="of:=VLOOKUP([.D11];[.Q1:.R9];2;FALSE())" office:value-type="float" office:value="5" calcext:value-type="float">
            <text:p>5</text:p>
          </table:table-cell>
          <table:table-cell table:style-name="ce82" table:formula="of:=[.M11]*[.L11]" office:value-type="float" office:value="5" calcext:value-type="float">
            <text:p>5</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235"/>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Aunque ha sido creada por el problema de sólo poder elegir 2 géneros, realmente es aplicable a cualquier página con un registro. Y en general su historia sirve para cualquier diseño</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text:p>
          </table:table-cell>
          <table:table-cell table:style-name="ce82" table:formula="of:=VLOOKUP([.D13];[.Q1:.R9];2;FALSE())" office:value-type="float" office:value="5" calcext:value-type="float">
            <text:p>5</text:p>
          </table:table-cell>
          <table:table-cell table:style-name="ce82" table:formula="of:=[.M13]*[.L13]" office:value-type="float" office:value="4" calcext:value-type="float">
            <text:p>4</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238"/>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Es una persona con ciertas frustraciones y una situación que encaja perfectamente en cualquier análisis de diseño</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text:p>
          </table:table-cell>
          <table:table-cell table:style-name="ce82" table:formula="of:=VLOOKUP([.D15];[.Q1:.R9];2;FALSE())" office:value-type="float" office:value="5" calcext:value-type="float">
            <text:p>5</text:p>
          </table:table-cell>
          <table:table-cell table:style-name="ce82" table:formula="of:=[.M15]*[.L15]" office:value-type="float" office:value="4" calcext:value-type="float">
            <text:p>4</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237"/>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237"/>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Han ido a por un problema principal y lo han sacado a la luz fácil. Principalmente porque es una situación que le puede pasar a muchísima gente.</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text:p>
          </table:table-cell>
          <table:table-cell table:style-name="ce82" table:formula="of:=VLOOKUP([.D17];[.Q1:.R9];2;FALSE())" office:value-type="float" office:value="5" calcext:value-type="float">
            <text:p>5</text:p>
          </table:table-cell>
          <table:table-cell table:style-name="ce82" table:formula="of:=[.M17]*[.L17]" office:value-type="float" office:value="4" calcext:value-type="float">
            <text:p>4</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237"/>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Sí muestra un problema de diseño, pero creo que ese problema daría lugar a más frustración por parte de esta persona de usuairo</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text:p>
          </table:table-cell>
          <table:table-cell table:style-name="ce82" table:formula="of:=VLOOKUP([.D19];[.Q1:.R9];2;FALSE())" office:value-type="float" office:value="4" calcext:value-type="float">
            <text:p>4</text:p>
          </table:table-cell>
          <table:table-cell table:style-name="ce82" table:formula="of:=[.M19]*[.L19]" office:value-type="float" office:value="3.2" calcext:value-type="float">
            <text:p>3.2</text:p>
          </table:table-cell>
          <table:table-cell table:style-name="ce88" table:formula="of:=IF([.M19]=0;0;[.L19]*MAX([.R2:.R8]))" office:value-type="float" office:value="4" calcext:value-type="float">
            <text:p>4</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239"/>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21]/[.K49]" office:value-type="percentage" office:value="0.8" calcext:value-type="percentage">
            <text:p>80%</text:p>
          </table:table-cell>
          <table:table-cell table:style-name="ce82" table:formula="of:=VLOOKUP([.D21];[.Q1:.R9];2;FALSE())" office:value-type="float" office:value="5" calcext:value-type="float">
            <text:p>5</text:p>
          </table:table-cell>
          <table:table-cell table:style-name="ce82" table:formula="of:=[.M21]*[.L21]" office:value-type="float" office:value="4" calcext:value-type="float">
            <text:p>4</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239"/>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239"/>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Excellent</text:p>
          </table:table-cell>
          <table:table-cell table:number-columns-repeated="4"/>
          <table:table-cell table:style-name="ce58"/>
          <table:table-cell/>
          <table:table-cell table:style-name="ce73" office:value-type="float" office:value="5" calcext:value-type="float">
            <text:p>5</text:p>
          </table:table-cell>
          <table:table-cell table:style-name="ce79" table:formula="of:=[.K23]/[.K49]" office:value-type="percentage" office:value="1" calcext:value-type="percentage">
            <text:p>100%</text:p>
          </table:table-cell>
          <table:table-cell table:style-name="ce82" table:formula="of:=VLOOKUP([.D23];[.Q1:.R9];2;FALSE())" office:value-type="float" office:value="5" calcext:value-type="float">
            <text:p>5</text:p>
          </table:table-cell>
          <table:table-cell table:style-name="ce82" table:formula="of:=[.M23]*[.L23]" office:value-type="float" office:value="5" calcext:value-type="float">
            <text:p>5</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23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238"/>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Efectivamente aparecen datos relevantes y en diferentes contextos y con diferentes enfoques, pero no se <text:s/>aclara cuáles. Quizá un título para cada cuadrante ayudaría a aclararlos</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text:p>
          </table:table-cell>
          <table:table-cell table:style-name="ce82" table:formula="of:=VLOOKUP([.D25];[.Q1:.R9];2;FALSE())" office:value-type="float" office:value="4" calcext:value-type="float">
            <text:p>4</text:p>
          </table:table-cell>
          <table:table-cell table:style-name="ce82" table:formula="of:=[.M25]*[.L25]" office:value-type="float" office:value="4" calcext:value-type="float">
            <text:p>4</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238"/>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238"/>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27]/[.K49]" office:value-type="percentage" office:value="0.6" calcext:value-type="percentage">
            <text:p>60%</text:p>
          </table:table-cell>
          <table:table-cell table:style-name="ce82" table:formula="of:=VLOOKUP([.D27];[.Q1:.R9];2;FALSE())" office:value-type="float" office:value="5" calcext:value-type="float">
            <text:p>5</text:p>
          </table:table-cell>
          <table:table-cell table:style-name="ce82" table:formula="of:=[.M27]*[.L27]" office:value-type="float" office:value="3" calcext:value-type="float">
            <text:p>3</text:p>
          </table:table-cell>
          <table:table-cell table:style-name="ce88" table:formula="of:=IF([.M27]=0;0;[.L27]*MAX([.R2:.R8]))" office:value-type="float" office:value="3" calcext:value-type="float">
            <text:p>3</text:p>
          </table:table-cell>
          <table:table-cell table:number-columns-repeated="242"/>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Excellent</text:p>
          </table:table-cell>
          <table:table-cell table:number-columns-repeated="4"/>
          <table:table-cell table:style-name="ce58" office:value-type="string" calcext:value-type="string">
            <text:p>Me gusta mucho cómo han trasladado las ideas de diseño a tareas de los usuarios</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text:p>
          </table:table-cell>
          <table:table-cell table:style-name="ce82" table:formula="of:=VLOOKUP([.D29];[.Q1:.R9];2;FALSE())" office:value-type="float" office:value="5" calcext:value-type="float">
            <text:p>5</text:p>
          </table:table-cell>
          <table:table-cell table:style-name="ce82" table:formula="of:=[.M29]*[.L29]" office:value-type="float" office:value="5" calcext:value-type="float">
            <text:p>5</text:p>
          </table:table-cell>
          <table:table-cell table:style-name="ce88" table:formula="of:=IF([.M29]=0;0;[.L29]*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Me gusta mucho cómo han trasladado las ideas de diseño a tareas de los usuarios</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text:p>
          </table:table-cell>
          <table:table-cell table:style-name="ce82" table:formula="of:=VLOOKUP([.D31];[.Q1:.R9];2;FALSE())" office:value-type="float" office:value="5" calcext:value-type="float">
            <text:p>5</text:p>
          </table:table-cell>
          <table:table-cell table:style-name="ce82" table:formula="of:=[.M31]*[.L31]" office:value-type="float" office:value="5" calcext:value-type="float">
            <text:p>5</text:p>
          </table:table-cell>
          <table:table-cell table:style-name="ce88" table:formula="of:=IF([.M31]=0;0;[.L31]*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Puede parecer un poco lioso de un primer vistazo, pero una vez se sigue no tiene pérdida y tiene mucho sentido. Creo que se han dejado algún apartado. Y quizá agrupar flechas puede ayudar a clarificar la navegación</text:p>
          </table:table-cell>
          <table:table-cell/>
          <table:table-cell table:style-name="ce73" office:value-type="float" office:value="5" calcext:value-type="float">
            <text:p>5</text:p>
          </table:table-cell>
          <table:table-cell table:style-name="ce79" table:formula="of:=[.K33]/[.K49]" office:value-type="percentage" office:value="1" calcext:value-type="percentage">
            <text:p>100%</text:p>
          </table:table-cell>
          <table:table-cell table:style-name="ce82" table:formula="of:=VLOOKUP([.D33];[.Q1:.R9];2;FALSE())" office:value-type="float" office:value="4" calcext:value-type="float">
            <text:p>4</text:p>
          </table:table-cell>
          <table:table-cell table:style-name="ce82" table:formula="of:=[.M33]*[.L33]" office:value-type="float" office:value="4" calcext:value-type="float">
            <text:p>4</text:p>
          </table:table-cell>
          <table:table-cell table:style-name="ce88" table:formula="of:=IF([.M33]=0;0;[.L33]*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Algunos <text:s/>sitios dependen del “estado” de la página, pero es completamente normal y habitual. Estamos todos acostumbrados a ello</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text:p>
          </table:table-cell>
          <table:table-cell table:style-name="ce82" table:formula="of:=VLOOKUP([.D35];[.Q1:.R9];2;FALSE())" office:value-type="float" office:value="5" calcext:value-type="float">
            <text:p>5</text:p>
          </table:table-cell>
          <table:table-cell table:style-name="ce82" table:formula="of:=[.M35]*[.L35]" office:value-type="float" office:value="5" calcext:value-type="float">
            <text:p>5</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238"/>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238"/>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No sólo siguien el diseño y el site-map sino que lo completa. Añade esos lugares que faltaban</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text:p>
          </table:table-cell>
          <table:table-cell table:style-name="ce82" table:formula="of:=VLOOKUP([.D37];[.Q1:.R9];2;FALSE())" office:value-type="float" office:value="5" calcext:value-type="float">
            <text:p>5</text:p>
          </table:table-cell>
          <table:table-cell table:style-name="ce82" table:formula="of:=[.M37]*[.L37]" office:value-type="float" office:value="3" calcext:value-type="float">
            <text:p>3</text:p>
          </table:table-cell>
          <table:table-cell table:style-name="ce88" table:formula="of:=IF([.M37]=0;0;[.L37]*MAX([.R2:.R8]))" office:value-type="float" office:value="3" calcext:value-type="float">
            <text:p>3</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Añaden muchos detalles de disposición y navegabilidad. Yo diría que son más que bocetos lo-fi</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text:p>
          </table:table-cell>
          <table:table-cell table:style-name="ce82" table:formula="of:=VLOOKUP([.D39];[.Q1:.R9];2;FALSE())" office:value-type="float" office:value="5" calcext:value-type="float">
            <text:p>5</text:p>
          </table:table-cell>
          <table:table-cell table:style-name="ce82" table:formula="of:=[.M39]*[.L39]" office:value-type="float" office:value="5" calcext:value-type="float">
            <text:p>5</text:p>
          </table:table-cell>
          <table:table-cell table:style-name="ce88" table:formula="of:=IF([.M39]=0;0;[.L39]*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Se han molestado en ofrecer un logotipo. Tiene un estilo que me recuerda a las páginas web de la época de 2010. Letras serifa con bordes y sombreado y un brillo neón en el fondo está algo anticuado, pero tiene su encanto</text:p>
          </table:table-cell>
          <table:table-cell/>
          <table:table-cell table:style-name="ce73" office:value-type="float" office:value="3" calcext:value-type="float">
            <text:p>3</text:p>
          </table:table-cell>
          <table:table-cell table:style-name="ce79" table:formula="of:=[.K41]/[.K49]" office:value-type="percentage" office:value="0.6" calcext:value-type="percentage">
            <text:p>60%</text:p>
          </table:table-cell>
          <table:table-cell table:style-name="ce82" table:formula="of:=VLOOKUP([.D41];[.Q1:.R9];2;FALSE())" office:value-type="float" office:value="4" calcext:value-type="float">
            <text:p>4</text:p>
          </table:table-cell>
          <table:table-cell table:style-name="ce82" table:formula="of:=[.M41]*[.L41]" office:value-type="float" office:value="2.4" calcext:value-type="float">
            <text:p>2.4</text:p>
          </table:table-cell>
          <table:table-cell table:style-name="ce88" table:formula="of:=IF([.M41]=0;0;[.L41]*MAX([.R2:.R8]))" office:value-type="float" office:value="3" calcext:value-type="float">
            <text:p>3</text:p>
          </table:table-cell>
          <table:table-cell table:number-columns-repeated="242"/>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Tienen unas guidelines generales que, junto a los bocetos, hacen ver el estilo de la app, pero no se justifica el uso o no de patrones y el por qué del estilo</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text:p>
          </table:table-cell>
          <table:table-cell table:style-name="ce82" table:formula="of:=VLOOKUP([.D43];[.Q1:.R9];2;FALSE())" office:value-type="float" office:value="4" calcext:value-type="float">
            <text:p>4</text:p>
          </table:table-cell>
          <table:table-cell table:style-name="ce82" table:formula="of:=[.M43]*[.L43]" office:value-type="float" office:value="3.2" calcext:value-type="float">
            <text:p>3.2</text:p>
          </table:table-cell>
          <table:table-cell table:style-name="ce88" table:formula="of:=IF([.M43]=0;0;[.L43]*MAX([.R2:.R8]))" office:value-type="float" office:value="4" calcext:value-type="float">
            <text:p>4</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Cumple con todo lo que se pide con mucha claridad</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text:p>
          </table:table-cell>
          <table:table-cell table:style-name="ce82" table:formula="of:=VLOOKUP([.D45];[.Q1:.R9];2;FALSE())" office:value-type="float" office:value="5" calcext:value-type="float">
            <text:p>5</text:p>
          </table:table-cell>
          <table:table-cell table:style-name="ce82" table:formula="of:=[.M45]*[.L45]" office:value-type="float" office:value="5" calcext:value-type="float">
            <text:p>5</text:p>
          </table:table-cell>
          <table:table-cell table:style-name="ce88" table:formula="of:=IF([.M45]=0;0;[.L45]*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UE!</text:p>
          </table:table-cell>
          <table:table-cell table:formula="of:=IF([#REF!]&gt;=0;10*[#REF!];0)" office:value-type="string" office:string-value="" calcext:value-type="error">
            <text:p>#REF!</text:p>
          </table:table-cell>
          <table:table-cell/>
          <table:table-cell table:style-name="ce58" office:value-type="string" calcext:value-type="string">
            <text:p>Está todo bien recogido, resumido y enlazado al contedio extendido</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text:p>
          </table:table-cell>
          <table:table-cell table:style-name="ce82" table:formula="of:=VLOOKUP([.D47];[.Q1:.R9];2;FALSE())" office:value-type="float" office:value="5" calcext:value-type="float">
            <text:p>5</text:p>
          </table:table-cell>
          <table:table-cell table:style-name="ce82" table:formula="of:=[.M47]*[.L47]" office:value-type="float" office:value="3" calcext:value-type="float">
            <text:p>3</text:p>
          </table:table-cell>
          <table:table-cell table:style-name="ce88" table:formula="of:=IF([.M47]=0;0;[.L47]*MAX([.R2:.R8]))" office:value-type="float" office:value="3" calcext:value-type="float">
            <text:p>3</text:p>
          </table:table-cell>
          <table:table-cell table:number-columns-repeated="242"/>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242"/>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95" calcext:value-type="float">
            <text:p>95</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Excelente" calcext:value-type="string">
            <text:p>Excelente</text:p>
          </table:table-cell>
          <table:table-cell table:style-name="ce66" table:formula="of:=IF([.D49]=&quot;&quot;;0;[.D49])" office:value-type="float" office:value="95" calcext:value-type="float">
            <text:p>95</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79.8" calcext:value-type="float">
            <text:p>79.8</text:p>
          </table:table-cell>
          <table:table-cell table:style-name="ce87" table:formula="of:=SUM([.O9:.O47])" office:value-type="float" office:value="84" calcext:value-type="float">
            <text:p>84</text:p>
          </table:table-cell>
          <table:table-cell table:number-columns-repeated="242"/>
        </table:table-row>
        <table:table-row table:style-name="ro11">
          <table:table-cell table:number-columns-repeated="257"/>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248"/>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248"/>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248"/>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248"/>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245"/>
        </table:table-row>
        <table:table-row table:style-name="ro11">
          <table:table-cell table:number-columns-repeated="257"/>
        </table:table-row>
        <table:table-row table:style-name="ro11">
          <table:table-cell table:number-columns-repeated="3"/>
          <table:table-cell table:style-name="ce47"/>
          <table:table-cell table:number-columns-repeated="253"/>
        </table:table-row>
        <table:table-row table:style-name="ro14">
          <table:table-cell table:style-name="ce12"/>
          <table:table-cell table:style-name="ce29"/>
          <table:table-cell table:style-name="ce35" table:number-columns-repeated="7"/>
          <table:table-cell table:style-name="ce67"/>
          <table:table-cell table:number-columns-repeated="247"/>
        </table:table-row>
        <table:table-row table:style-name="ro11" table:number-rows-repeated="1048517">
          <table:table-cell table:number-columns-repeated="257"/>
        </table:table-row>
        <table:table-row table:style-name="ro11">
          <table:table-cell table:number-columns-repeated="257"/>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9"/>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row table:style-name="ro14">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251"/>
        </table:table-row>
        <table:table-row table:style-name="ro14">
          <table:table-cell table:style-name="ce108" office:value-type="float" office:value="0" calcext:value-type="float">
            <text:p>0</text:p>
          </table:table-cell>
          <table:table-cell table:formula="of:=&quot;&quot;">
            <text:p/>
          </table:table-cell>
          <table:table-cell table:number-columns-repeated="255"/>
        </table:table-row>
        <table:table-row table:style-name="ro14">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253"/>
        </table:table-row>
        <table:table-row table:style-name="ro14">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251"/>
        </table:table-row>
        <table:table-row table:style-name="ro14">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251"/>
        </table:table-row>
        <table:table-row table:style-name="ro14">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251"/>
        </table:table-row>
        <table:table-row table:style-name="ro14">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253"/>
        </table:table-row>
        <table:table-row table:style-name="ro14" table:number-rows-repeated="4">
          <table:table-cell table:style-name="ce110" table:number-columns-repeated="2"/>
          <table:table-cell table:number-columns-repeated="255"/>
        </table:table-row>
        <table:table-row table:style-name="ro14" table:number-rows-repeated="1048564">
          <table:table-cell table:number-columns-repeated="257"/>
        </table:table-row>
        <table:table-row table:style-name="ro14">
          <table:table-cell table:number-columns-repeated="25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Roboto" svg:font-family="Roboto"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en" fo:country="GB"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text> €</number:text>
    </number:number-style>
    <number:number-style style:name="N112">
      <style:text-properties fo:color="#ff0000"/>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2" loext:min-decimal-places="2" number:min-integer-digits="1" number:grouping="true"/>
      <number:text> € </number:text>
    </number:number-style>
    <number:number-style style:name="N122P1" style:volatile="true">
      <loext:text>-</loext:text>
      <loext:fill-character> </loext:fill-character>
      <number:number number:decimal-places="2" loext:min-decimal-places="2" number:min-integer-digits="1" number:grouping="true"/>
      <number:text> € </number:text>
    </number:number-style>
    <number:number-style style:name="N122P2" style:volatile="true">
      <loext:text> </loext:text>
      <loext:fill-character> </loext:fill-character>
      <number:text>-</number:text>
      <number:number number:decimal-places="0" loext:min-decimal-places="0" number:min-integer-digits="0"/>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P0" style:volatile="true">
      <number:text>£</number:text>
      <number:number number:decimal-places="0" loext:min-decimal-places="0" number:min-integer-digits="1" number:grouping="true"/>
    </number:number-style>
    <number:number-style style:name="N127">
      <number:text>-£</number:text>
      <number:number number:decimal-places="0" loext:min-decimal-places="0" number:min-integer-digits="1" number:grouping="true"/>
      <style:map style:condition="value()&gt;=0" style:apply-style-name="N127P0"/>
    </number:number-style>
    <number:number-style style:name="N128P0" style:volatile="true">
      <number:text>£</number:text>
      <number:number number:decimal-places="0" loext:min-decimal-places="0" number:min-integer-digits="1" number:grouping="true"/>
    </number:number-style>
    <number:number-style style:name="N128">
      <style:text-properties fo:color="#ff0000"/>
      <number:text>-£</number:text>
      <number:number number:decimal-places="0" loext:min-decimal-places="0" number:min-integer-digits="1" number:grouping="true"/>
      <style:map style:condition="value()&gt;=0" style:apply-style-name="N128P0"/>
    </number:number-style>
    <number:number-style style:name="N129P0" style:volatile="true">
      <number:text>£</number:text>
      <number:number number:decimal-places="2" loext:min-decimal-places="2" number:min-integer-digits="1" number:grouping="true"/>
    </number:number-style>
    <number:number-style style:name="N129">
      <number:text>-£</number:text>
      <number:number number:decimal-places="2" loext:min-decimal-places="2" number:min-integer-digits="1" number:grouping="true"/>
      <style:map style:condition="value()&gt;=0" style:apply-style-name="N129P0"/>
    </number:number-style>
    <number:number-style style:name="N130P0" style:volatile="true">
      <number:text>£</number:text>
      <number:number number:decimal-places="2" loext:min-decimal-places="2" number:min-integer-digits="1" number:grouping="true"/>
    </number:number-style>
    <number:number-style style:name="N130">
      <style:text-properties fo:color="#ff0000"/>
      <number:text>-£</number:text>
      <number:number number:decimal-places="2" loext:min-decimal-places="2" number:min-integer-digits="1" number:grouping="true"/>
      <style:map style:condition="value()&gt;=0" style:apply-style-name="N130P0"/>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loext:text> £</loext:text>
      <loext:fill-character> </loext:fill-character>
      <number:number number:decimal-places="2" loext:min-decimal-places="2" number:min-integer-digits="1" number:grouping="true"/>
      <number:text> </number:text>
    </number:number-style>
    <number:number-style style:name="N133P1" style:volatile="true">
      <loext:text>-£</loext:text>
      <loext:fill-character> </loext:fill-character>
      <number:number number:decimal-places="2" loext:min-decimal-places="2" number:min-integer-digits="1" number:grouping="true"/>
      <number:text> </number:text>
    </number:number-style>
    <number:number-style style:name="N133P2" style:volatile="true">
      <loext:text> £</loext:text>
      <loext:fill-character> </loext:fill-character>
      <number:text>-</number:text>
      <number:number number:decimal-places="0" loext: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Yes</number:text>
    </number:number-style>
    <number:number-style style:name="N135P1" style:volatile="true">
      <number:text>Yes</number:text>
    </number:number-style>
    <number:number-style style:name="N135">
      <number:text>No</number:text>
      <style:map style:condition="value()&gt;0" style:apply-style-name="N135P0"/>
      <style:map style:condition="value()&lt;0" style:apply-style-name="N135P1"/>
    </number:number-style>
    <number:number-style style:name="N136P0" style:volatile="true">
      <number:text>True</number:text>
    </number:number-style>
    <number:number-style style:name="N136P1" style:volatile="true">
      <number:text>True</number:text>
    </number:number-style>
    <number:number-style style:name="N136">
      <number:text>False</number:text>
      <style:map style:condition="value()&gt;0" style:apply-style-name="N136P0"/>
      <style:map style:condition="value()&lt;0" style:apply-style-name="N136P1"/>
    </number:number-style>
    <number:number-style style:name="N137P0" style:volatile="true">
      <number:text>On</number:text>
    </number:number-style>
    <number:number-style style:name="N137P1" style:volatile="true">
      <number:text>On</number:text>
    </number:number-style>
    <number:number-style style:name="N137">
      <number:text>Off</number:text>
      <style:map style:condition="value()&gt;0" style:apply-style-name="N137P0"/>
      <style:map style:condition="value()&lt;0" style:apply-style-name="N137P1"/>
    </number:number-style>
    <number:currency-style style:name="N138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38">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38P0"/>
    </number:currency-style>
    <number:number-style style:name="N139">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cm" fo:margin-left="0.7cm" fo:margin-right="0.6cm" fo:margin-bottom="0cm"/>
      </style:header-style>
      <style:footer-style>
        <style:header-footer-properties fo:min-height="0.75cm" fo:margin-left="0.7cm" fo:margin-right="0.6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ert usability evaluation template</dc:title>
    <meta:initial-creator>Neil Turner</meta:initial-creator>
    <meta:creation-date>2008-01-21T13:46:15</meta:creation-date>
    <dc:date>2020-05-16T12:37:01.166027199</dc:date>
    <meta:print-date>2011-01-18T18:00:25</meta:print-date>
    <meta:editing-duration>PT24M38S</meta:editing-duration>
    <meta:editing-cycles>3</meta:editing-cycles>
    <meta:generator>LibreOffice/6.4.3.2$Linux_X86_64 LibreOffice_project/40$Build-2</meta:generator>
    <meta:document-statistic meta:table-count="2" meta:cell-count="283" meta:object-count="1"/>
  </office:meta>
</office:document-meta>
</file>